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none" fo:border-top="none" fo:border-bottom="none"/>
    </style:style>
    <style:style style:name="Tabella1.C2" style:family="table-cell">
      <style:table-cell-properties fo:padding="0.097cm" fo:border-left="0.05pt solid #000000" fo:border-right="0.05pt solid #000000" fo:border-top="none" fo:border-bottom="none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15pt" officeooo:rsid="0002c6fe" officeooo:paragraph-rsid="0002c6fe" style:font-size-asian="13.1000003814697pt" style:font-size-complex="15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5pt" officeooo:rsid="00040d91" officeooo:paragraph-rsid="00040d91" style:font-size-asian="13.1000003814697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5pt" officeooo:rsid="0005f655" officeooo:paragraph-rsid="0005f655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5pt" officeooo:rsid="0007d330" officeooo:paragraph-rsid="0007d330" style:font-size-asian="13.1000003814697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0pt" officeooo:rsid="0001eebd" officeooo:paragraph-rsid="0001eebd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5pt" officeooo:rsid="00040d91" officeooo:paragraph-rsid="00040d91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5pt" officeooo:rsid="0007d330" officeooo:paragraph-rsid="0007d330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5pt" officeooo:rsid="0002c6fe" officeooo:paragraph-rsid="0002c6fe" style:font-size-asian="13.1000003814697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5pt" officeooo:rsid="0001eebd" officeooo:paragraph-rsid="0001eebd" style:font-size-asian="13.1000003814697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5pt" officeooo:rsid="0007d330" officeooo:paragraph-rsid="0007d330" style:font-size-asian="13.1000003814697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5pt" officeooo:rsid="0005f655" officeooo:paragraph-rsid="0005f655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5pt" officeooo:rsid="00040d91" officeooo:paragraph-rsid="00040d91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5pt" officeooo:rsid="0007d330" officeooo:paragraph-rsid="0007d330" style:font-size-asian="15pt" style:font-size-complex="15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5pt" officeooo:rsid="0001eebd" officeooo:paragraph-rsid="0001eebd" style:font-size-asian="15pt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5pt" officeooo:rsid="0001eebd" officeooo:paragraph-rsid="0001eebd" style:font-size-asian="15pt" style:font-size-complex="15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officeooo:rsid="0001eebd" officeooo:paragraph-rsid="0001eebd" style:text-blinking="false" fo:background-color="transparent" style:font-size-asian="15pt" style:font-size-complex="15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5pt" fo:font-style="normal" style:text-underline-style="none" fo:font-weight="normal" officeooo:rsid="0001eebd" officeooo:paragraph-rsid="0001eebd" style:text-blinking="false" fo:background-color="transparent" style:font-size-asian="15pt" style:font-size-complex="15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officeooo:rsid="0001eebd" officeooo:paragraph-rsid="0001eebd" style:text-blinking="false" fo:background-color="transparent" style:font-size-asian="15pt" style:font-size-complex="15pt"/>
    </style:style>
    <style:style style:name="P19" style:family="paragraph" style:parent-style-name="Standard">
      <style:text-properties fo:font-size="15pt" officeooo:rsid="000117ee" officeooo:paragraph-rsid="000117ee" style:font-size-asian="13.1000003814697pt" style:font-size-complex="15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5pt" officeooo:rsid="0007d330" officeooo:paragraph-rsid="0007d330" style:font-size-asian="13.1000003814697pt" style:font-size-complex="15pt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5pt" officeooo:rsid="000a9196" officeooo:paragraph-rsid="000a9196" style:font-size-asian="13.1000003814697pt" style:font-size-complex="15pt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5pt" fo:font-style="normal" style:text-underline-style="none" fo:font-weight="normal" officeooo:rsid="0001eebd" officeooo:paragraph-rsid="0001eebd" style:text-blinking="false" fo:background-color="transparent" style:font-size-asian="15pt" style:font-size-complex="15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Liberation Sans" fo:font-size="15pt" fo:font-style="italic" officeooo:rsid="000ac0a1" officeooo:paragraph-rsid="000ac0a1" style:font-size-asian="13.1000003814697pt" style:font-style-asian="italic" style:font-size-complex="15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5pt" fo:font-style="normal" officeooo:rsid="000aebfa" officeooo:paragraph-rsid="000aebfa" style:font-size-asian="13.1000003814697pt" style:font-style-asian="normal" style:font-size-complex="15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5pt" officeooo:rsid="0007d330" officeooo:paragraph-rsid="0007d330" style:font-size-asian="13.1000003814697pt" style:font-size-complex="15pt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5pt" officeooo:rsid="000c11a8" officeooo:paragraph-rsid="000c11a8" style:font-size-asian="13.1000003814697pt" style:font-size-complex="15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2c6fe" style:text-blinking="false" fo:background-color="transparent" loext:char-shading-value="0"/>
    </style:style>
    <style:style style:name="T3" style:family="text">
      <style:text-properties officeooo:rsid="0002c6fe"/>
    </style:style>
    <style:style style:name="T4" style:family="text">
      <style:text-properties officeooo:rsid="0005f655"/>
    </style:style>
    <style:style style:name="T5" style:family="text">
      <style:text-properties officeooo:rsid="0007d330"/>
    </style:style>
    <style:style style:name="T6" style:family="text">
      <style:text-properties officeooo:rsid="00094506"/>
    </style:style>
    <style:style style:name="T7" style:family="text">
      <style:text-properties officeooo:rsid="000ac0a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ed96b" style:font-style-asian="normal" style:font-style-complex="normal"/>
    </style:style>
    <style:style style:name="T10" style:family="text">
      <style:text-properties fo:font-style="normal" officeooo:rsid="000ff616" style:font-style-asian="normal" style:font-style-complex="normal"/>
    </style:style>
    <style:style style:name="T11" style:family="text">
      <style:text-properties officeooo:rsid="000c11a8"/>
    </style:style>
    <style:style style:name="T12" style:family="text">
      <style:text-properties officeooo:rsid="000e955e"/>
    </style:style>
    <style:style style:name="T13" style:family="text">
      <style:text-properties officeooo:rsid="000ed96b"/>
    </style:style>
    <style:style style:name="T14" style:family="text">
      <style:text-properties officeooo:rsid="000ff616"/>
    </style:style>
    <style:style style:name="T15" style:family="text">
      <style:text-properties officeooo:rsid="0011e7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 table:number-columns-repeated="3"/>
        <table:table-row table:style-name="TableLine140522874276848">
          <table:table-cell table:style-name="Tabella1.A1" office:value-type="string">
            <text:p text:style-name="P5">Nome criticità</text:p>
          </table:table-cell>
          <table:table-cell table:style-name="Tabella1.A1" office:value-type="string">
            <text:p text:style-name="P5">Impatto</text:p>
          </table:table-cell>
          <table:table-cell table:style-name="Tabella1.C1" office:value-type="string">
            <text:p text:style-name="P5">Difficoltà</text:p>
          </table:table-cell>
        </table:table-row>
        <table:table-row table:style-name="TableLine94017861849984">
          <table:table-cell table:style-name="Tabella1.A2" office:value-type="string">
            <text:p text:style-name="P16"><text:bookmark text:name="docs-internal-guid-c3272c55-7fff-ac0f-de6b-dd28c63580b2"/>Come utente voglio vedere a colpo d’occhio quali sono le sorgenti malevole di traffico.</text:p>
          </table:table-cell>
          <table:table-cell table:style-name="Tabella1.A2" office:value-type="string">
            <text:p text:style-name="P10">5 - Altissimo</text:p>
          </table:table-cell>
          <table:table-cell table:style-name="Tabella1.C2" office:value-type="string">
            <text:p text:style-name="P9"><text:span text:style-name="T3">5 - </text:span>Alt<text:span text:style-name="T3">issima</text:span></text:p>
          </table:table-cell>
        </table:table-row>
        <table:table-row table:style-name="TableLine94017862491360">
          <table:table-cell table:style-name="Tabella1.A2" office:value-type="string">
            <text:p text:style-name="P16"><text:bookmark text:name="docs-internal-guid-6ee8c619-7fff-6554-16ff-440e14e8a7df"/>Come utente voglio vedere subito che cosa sta succedendo nel sito.</text:p>
          </table:table-cell>
          <table:table-cell table:style-name="Tabella1.A2" office:value-type="string">
            <text:p text:style-name="P10">5 - Altissimo</text:p>
          </table:table-cell>
          <table:table-cell table:style-name="Tabella1.C2" office:value-type="string">
            <text:p text:style-name="P8">3 - Media</text:p>
          </table:table-cell>
        </table:table-row>
        <table:table-row table:style-name="TableLine94017862677616">
          <table:table-cell table:style-name="Tabella1.A2" office:value-type="string">
            <text:p text:style-name="P16"><text:bookmark text:name="docs-internal-guid-3da17540-7fff-4062-d0ad-b419556aa15e"/>Come utente voglio vedere se ci sono stati attacchi o problemi di sovraccarico senza dover esaminare il log.</text:p>
          </table:table-cell>
          <table:table-cell table:style-name="Tabella1.A2" office:value-type="string">
            <text:p text:style-name="P10">4 - Alto</text:p>
          </table:table-cell>
          <table:table-cell table:style-name="Tabella1.C2" office:value-type="string">
            <text:p text:style-name="P8">4 - Alto</text:p>
          </table:table-cell>
        </table:table-row>
        <table:table-row table:style-name="TableLine94017862678480">
          <table:table-cell table:style-name="Tabella1.A2" office:value-type="string">
            <text:p text:style-name="P17"><text:bookmark text:name="docs-internal-guid-1053d9df-7fff-fcff-47fa-6750688585b3"/>Come utente voglio vedere in un’unica schermata tutto il log corrente, per una visione generale.</text:p>
          </table:table-cell>
          <table:table-cell table:style-name="Tabella1.A2" office:value-type="string">
            <text:p text:style-name="P4">5 - Altissimo</text:p>
          </table:table-cell>
          <table:table-cell table:style-name="Tabella1.C2" office:value-type="string">
            <text:p text:style-name="P1">5 - Altissim<text:span text:style-name="T4">a</text:span></text:p>
          </table:table-cell>
        </table:table-row>
        <table:table-row table:style-name="TableLine94017862670944">
          <table:table-cell table:style-name="Tabella1.A2" office:value-type="string">
            <text:p text:style-name="P17"><text:bookmark text:name="docs-internal-guid-49e6f1a8-7fff-9172-a7a6-acabf7470b61"/>Come utente voglio definire una parola chiave per creare un filtro di ricerca testuale.</text:p>
          </table:table-cell>
          <table:table-cell table:style-name="Tabella1.A2" office:value-type="string">
            <text:p text:style-name="P4">4 - Alto</text:p>
          </table:table-cell>
          <table:table-cell table:style-name="Tabella1.C2" office:value-type="string">
            <text:p text:style-name="P1">5 - Altissima</text:p>
          </table:table-cell>
        </table:table-row>
        <table:table-row table:style-name="TableLine94017862672144">
          <table:table-cell table:style-name="Tabella1.A2" office:value-type="string">
            <text:p text:style-name="P14"><text:bookmark text:name="docs-internal-guid-c90ea298-7fff-fccd-a39f-7f1aee7a0db9"/><text:span text:style-name="T1">Come utente voglio definire un filtro complesso di ricerca usando pi</text:span><text:span text:style-name="T2">ù</text:span><text:span text:style-name="T1"> filtri singoli.</text:span></text:p>
          </table:table-cell>
          <table:table-cell table:style-name="Tabella1.A2" office:value-type="string">
            <text:p text:style-name="P4">2 - Basso</text:p>
          </table:table-cell>
          <table:table-cell table:style-name="Tabella1.C2" office:value-type="string">
            <text:p text:style-name="P1">5 - Altissima</text:p>
          </table:table-cell>
        </table:table-row>
        <table:table-row table:style-name="TableLine94017862673120">
          <table:table-cell table:style-name="Tabella1.A2" office:value-type="string">
            <text:p text:style-name="P16"><text:bookmark text:name="docs-internal-guid-26d12a2b-7fff-1290-b87b-5df4185adcff"/>Come utente voglio isolare il traffico usando un filtro per una distinzione degli accessi.</text:p>
          </table:table-cell>
          <table:table-cell table:style-name="Tabella1.A2" office:value-type="string">
            <text:p text:style-name="P7">5 - Altissimo</text:p>
          </table:table-cell>
          <table:table-cell table:style-name="Tabella1.C2" office:value-type="string">
            <text:p text:style-name="P6">5 - Altissima</text:p>
          </table:table-cell>
        </table:table-row>
        <table:table-row table:style-name="TableLine94017862674096">
          <table:table-cell table:style-name="Tabella1.A2" office:value-type="string">
            <text:p text:style-name="P16"><text:bookmark text:name="docs-internal-guid-e54c4481-7fff-cfe5-47b2-ecc69d6cb492"/>Come utente voglio definire un arco di tempo: settimanale. giornaliero, orario per vederne il traffico.</text:p>
          </table:table-cell>
          <table:table-cell table:style-name="Tabella1.A2" office:value-type="string">
            <text:p text:style-name="P6"><text:span text:style-name="T5">3 - </text:span>Medi<text:span text:style-name="T5">o</text:span></text:p>
          </table:table-cell>
          <table:table-cell table:style-name="Tabella1.C2" office:value-type="string">
            <text:p text:style-name="P6">5 - Altissima</text:p>
          </table:table-cell>
        </table:table-row>
        <text:soft-page-break/>
        <table:table-row table:style-name="TableLine94017862679920">
          <table:table-cell table:style-name="Tabella1.A2" office:value-type="string">
            <text:p text:style-name="P16"><text:bookmark text:name="docs-internal-guid-43e665b0-7fff-8410-b9da-05337cc614df"/>Come utente voglio vedere il traffico sulle varie sezioni del sito, specificandole.</text:p>
          </table:table-cell>
          <table:table-cell table:style-name="Tabella1.A2" office:value-type="string">
            <text:p text:style-name="P7">1 - Bassissimo</text:p>
          </table:table-cell>
          <table:table-cell table:style-name="Tabella1.C2" office:value-type="string">
            <text:p text:style-name="P6">4 - Alto</text:p>
          </table:table-cell>
        </table:table-row>
        <table:table-row table:style-name="TableLine94017862680896">
          <table:table-cell table:style-name="Tabella1.A2" office:value-type="string">
            <text:p text:style-name="P18"><text:bookmark text:name="docs-internal-guid-880c494b-7fff-121c-d199-6163ced7b779"/>Come utente voglio vedere la sorgente di provenienza del traffico per poterlo analizzare</text:p>
          </table:table-cell>
          <table:table-cell table:style-name="Tabella1.A2" office:value-type="string">
            <text:p text:style-name="P4">5 - Altissimo</text:p>
          </table:table-cell>
          <table:table-cell table:style-name="Tabella1.C2" office:value-type="string">
            <text:p text:style-name="P2">4 - Alto</text:p>
          </table:table-cell>
        </table:table-row>
        <table:table-row table:style-name="TableLine94017862671680">
          <table:table-cell table:style-name="Tabella1.A2" office:value-type="string">
            <text:p text:style-name="P17"><text:bookmark text:name="docs-internal-guid-85e78f7a-7fff-a207-f8db-38b0190d1a9a"/>Come utente voglio definire un’area sulla mappa per vederne il traffico.</text:p>
          </table:table-cell>
          <table:table-cell table:style-name="Tabella1.A2" office:value-type="string">
            <text:p text:style-name="P4">5 - Altissimo</text:p>
          </table:table-cell>
          <table:table-cell table:style-name="Tabella1.C2" office:value-type="string">
            <text:p text:style-name="P2">5 - Altissima</text:p>
          </table:table-cell>
        </table:table-row>
        <table:table-row table:style-name="TableLine94017862682576">
          <table:table-cell table:style-name="Tabella1.A2" office:value-type="string">
            <text:p text:style-name="P17"><text:bookmark text:name="docs-internal-guid-4a4830ae-7fff-6329-69dc-df97e4057d5d"/>Come utente voglio bloccare il traffico da un indirizzo malevole per una maggior sicurezza.</text:p>
          </table:table-cell>
          <table:table-cell table:style-name="Tabella1.A2" office:value-type="string">
            <text:p text:style-name="P4">2 - Basso</text:p>
          </table:table-cell>
          <table:table-cell table:style-name="Tabella1.C2" office:value-type="string">
            <text:p text:style-name="P2">5 - Altissima</text:p>
          </table:table-cell>
        </table:table-row>
        <table:table-row table:style-name="TableLine94017862683552">
          <table:table-cell table:style-name="Tabella1.A2" office:value-type="string">
            <text:p text:style-name="P22"><text:bookmark text:name="docs-internal-guid-940d3bd2-7fff-7417-2b1c-85886408cb07"/>Come utente voglio analizzare dati per prendere decisioni commerciali.</text:p>
          </table:table-cell>
          <table:table-cell table:style-name="Tabella1.A2" office:value-type="string">
            <text:p text:style-name="P4">5 - Altissimo</text:p>
          </table:table-cell>
          <table:table-cell table:style-name="Tabella1.C2" office:value-type="string">
            <text:p text:style-name="P2">5 - Altissima</text:p>
          </table:table-cell>
        </table:table-row>
        <table:table-row table:style-name="TableLine94017862684528">
          <table:table-cell table:style-name="Tabella1.A2" office:value-type="string">
            <text:p text:style-name="P18"><text:bookmark text:name="docs-internal-guid-0985092b-7fff-ea28-3a70-33a0dcff5664"/>Come utente voglio analizzare dati per prendere decisioni amministrative.</text:p>
          </table:table-cell>
          <table:table-cell table:style-name="Tabella1.A2" office:value-type="string">
            <text:p text:style-name="P13">1 - Bassissimo</text:p>
          </table:table-cell>
          <table:table-cell table:style-name="Tabella1.C2" office:value-type="string">
            <text:p text:style-name="P12">5 - Altiss<text:span text:style-name="T4">i</text:span>ma</text:p>
          </table:table-cell>
        </table:table-row>
        <table:table-row table:style-name="TableLine94017862685504">
          <table:table-cell table:style-name="Tabella1.A2" office:value-type="string">
            <text:p text:style-name="P18"><text:bookmark text:name="docs-internal-guid-9890174a-7fff-0899-bea9-cb245cb265c6"/>Come utente vorrei poter analizzare quotidianamente le statistiche per un’analisi temporale più dettagliata.</text:p>
          </table:table-cell>
          <table:table-cell table:style-name="Tabella1.A2" office:value-type="string">
            <text:p text:style-name="P13">4 - Alto</text:p>
          </table:table-cell>
          <table:table-cell table:style-name="Tabella1.C2" office:value-type="string">
            <text:p text:style-name="P12">5 - Altissima</text:p>
          </table:table-cell>
        </table:table-row>
        <table:table-row table:style-name="TableLine94017862686864">
          <table:table-cell table:style-name="Tabella1.A2" office:value-type="string">
            <text:p text:style-name="P18"><text:bookmark text:name="docs-internal-guid-fe14e74e-7fff-3be1-ec72-2c53546d6367"/>Come utente voglio usare la web-app anche se cambio provider del sito.</text:p>
          </table:table-cell>
          <table:table-cell table:style-name="Tabella1.A2" office:value-type="string">
            <text:p text:style-name="P13">5 - Altissimo</text:p>
          </table:table-cell>
          <table:table-cell table:style-name="Tabella1.C2" office:value-type="string">
            <text:p text:style-name="P11">3 - Media</text:p>
          </table:table-cell>
        </table:table-row>
        <table:table-row table:style-name="TableLine94017862687920">
          <table:table-cell table:style-name="Tabella1.A2" office:value-type="string">
            <text:p text:style-name="P15"><text:bookmark text:name="docs-internal-guid-f00cfa04-7fff-9d5d-6482-3cd5b3ef6229"/><text:span text:style-name="T1">Come utente voglio navigare nel log, cronologicamente, in </text:span><text:soft-page-break/><text:span text:style-name="T1">avanti e indietro.</text:span></text:p>
          </table:table-cell>
          <table:table-cell table:style-name="Tabella1.A2" office:value-type="string">
            <text:p text:style-name="P13">5 - Altissimo</text:p>
          </table:table-cell>
          <table:table-cell table:style-name="Tabella1.C2" office:value-type="string">
            <text:p text:style-name="P11">5 - Altissima</text:p>
          </table:table-cell>
        </table:table-row>
        <table:table-row table:style-name="TableLine94017862688896">
          <table:table-cell table:style-name="Tabella1.A2" office:value-type="string">
            <text:p text:style-name="P17"><text:bookmark text:name="docs-internal-guid-5d7a49ee-7fff-06b1-e5cf-f6dd2b7451b7"/>Come utente voglio inserire nel log dei marcatori e salvarli.</text:p>
          </table:table-cell>
          <table:table-cell table:style-name="Tabella1.A2" office:value-type="string">
            <text:p text:style-name="P4">3 - Medio</text:p>
          </table:table-cell>
          <table:table-cell table:style-name="Tabella1.C2" office:value-type="string">
            <text:p text:style-name="P3">5 - Altissima</text:p>
          </table:table-cell>
        </table:table-row>
        <table:table-row table:style-name="TableLine94017862689872">
          <table:table-cell table:style-name="Tabella1.A20" office:value-type="string">
            <text:p text:style-name="P17"><text:bookmark text:name="docs-internal-guid-820017ef-7fff-6588-d32e-3eb1e3a8178d"/>Come utente voglio ricevere delle mail che mi notificano in caso di attacco.</text:p>
          </table:table-cell>
          <table:table-cell table:style-name="Tabella1.A2" office:value-type="string">
            <text:p text:style-name="P4">5 - Altissimo</text:p>
          </table:table-cell>
          <table:table-cell table:style-name="Tabella1.C2" office:value-type="string">
            <text:p text:style-name="P3">5 - Altissima</text:p>
          </table:table-cell>
        </table:table-row>
      </table:table>
      <text:p text:style-name="P19"/>
      <text:p text:style-name="P20"><text:span text:style-name="T11">In data 14 aprile 2022, c</text:span>i siamo riuniti e per ogni user stor<text:span text:style-name="T11">y</text:span> abbiamo iniziato a votare l’impatto e la difficoltà.</text:p>
      <text:p text:style-name="P20">Con impatto si intende la priorità che avrà sul progetto la user stor<text:span text:style-name="T11">y,</text:span> <text:span text:style-name="T11">la valutazione è stata effettuata tramite</text:span> una scala che va da 1 (ovvero bassa priorità, con un alto rischio che non venga implementata) a 5 (ovvero altissima priorità, una parte fondamentale del progetto). <text:span text:style-name="T11">L’impatto di una certa user story indica anche quanto valore può aggiungere all’esperienza d’uso dell’utente.</text:span></text:p>
      <text:p text:style-name="P20">Mentre con difficoltà si intende la <text:span text:style-name="T11">complessità attesa circa la realizzazione dei contenuti della</text:span> user stor<text:span text:style-name="T11">y.</text:span> <text:span text:style-name="T11">La votazione,</text:span> anche i<text:span text:style-name="T11">n questo caso</text:span>, <text:span text:style-name="T11">è avvenuta basandosi su di </text:span>una scala che va da 1 (ovvero bassissima difficoltà, <text:span text:style-name="T6">il gruppo intero ritiene molto facile l’implementazione) a 5 (ovvero altissima difficoltà, il gruppo ha reputato che l'implementazione della user stor</text:span><text:span text:style-name="T11">y</text:span><text:span text:style-name="T6"> richied</text:span><text:span text:style-name="T11">a</text:span><text:span text:style-name="T6"> conoscenze superiori da quelle già in possesso e quindi s</text:span><text:span text:style-name="T11">arà necessario svolgere </text:span><text:span text:style-name="T6">un lavoro </text:span><text:span text:style-name="T11">e uno studio più approfondito</text:span><text:span text:style-name="T6"> rispetto ad altre).</text:span></text:p>
      <text:p text:style-name="P26">Specifichiamo che l’intero corpo delle user stories è stato sviluppato in completa cooperazione di tutto il gruppo, quando è stato raggiunto un punto d’accordo comune si è proceduto con l’attività di valutazione.</text:p>
      <text:p text:style-name="P21">L’impatto è stato votato con <text:span text:style-name="T11">il punteggio</text:span> <text:span text:style-name="T11">sopra</text:span> citat<text:span text:style-name="T11">o</text:span>, mentre <text:span text:style-name="T11">per </text:span>la <text:span text:style-name="T11">valutazione riguardante la</text:span> difficoltà abbiamo usato l’applicazione Scrum Poker con la scala dei valori standard usata a<text:span text:style-name="T11">nche nell’esercitazione fatta a</text:span> lezione.</text:p>
      <text:p text:style-name="P21"><text:span text:style-name="T11">Il gruppo ha seguito il seguente processo valutativo: a</text:span>ll’inizio di ogni votazione <text:span text:style-name="T11">è stata letta</text:span> la user stor<text:span text:style-name="T11">y</text:span> con il suo scopo, ovvero la motivazione per il quale è stata <text:span text:style-name="T12">definita</text:span>, <text:span text:style-name="T13">il valore che potrebbe apportare ed il</text:span> livello <text:span text:style-name="T13">in cui</text:span> <text:span text:style-name="T13">potrebbe essere implementata </text:span>(<text:span text:style-name="T13">es.:</text:span> front-end, back-end, gui, <text:span text:style-name="T13">database</text:span>…).</text:p>
      <text:p text:style-name="P21"><text:span text:style-name="T13">In seguito ad ogni giro di votazione,</text:span> sia <text:span text:style-name="T13">per </text:span>l’impatto <text:span text:style-name="T13">sia per</text:span> la difficoltà, <text:span text:style-name="T13">sono stati messi</text:span><text:span text:style-name="T7"> a confronto </text:span><text:span text:style-name="T13">i singoli risultati </text:span><text:span text:style-name="T7">e </text:span><text:span text:style-name="T13">si è tenuto un veloce dibattito per</text:span><text:span text:style-name="T7"> definire in maniera precisa </text:span><text:span text:style-name="T13">entrambi i parametri del</text:span><text:span text:style-name="T7">la user stor</text:span><text:span text:style-name="T13">y.</text:span><text:span text:style-name="T7"> </text:span><text:span text:style-name="T13">Un’ attenzione particolare è stata impiegata nei</text:span><text:span text:style-name="T7"> seguenti casi:</text:span></text:p>
      <text:list xml:id="list2466092365" text:style-name="L1">
        <text:list-item>
          <text:p text:style-name="P23"><text:soft-page-break/><text:span text:style-name="T13">V</text:span>alori uguali<text:span text:style-name="T8">: </text:span><text:span text:style-name="T9">i partecipanti</text:span><text:span text:style-name="T8"> hanno </text:span><text:span text:style-name="T9">assegnato gli stessi </text:span><text:span text:style-name="T8">vot</text:span><text:span text:style-name="T9">i</text:span><text:span text:style-name="T8"> </text:span><text:span text:style-name="T9">sia per l’ </text:span><text:span text:style-name="T8"><text:s/>impatto </text:span><text:span text:style-name="T9">sia per la</text:span><text:span text:style-name="T8"> difficoltà, o per lo meno i valori non </text:span><text:span text:style-name="T9">hanno mostrato una discrepanza significativa. Esempio:</text:span><text:span text:style-name="T8"> tutti votano difficoltà altissima tranne uno che vota difficoltà alta. Infine abbiamo lasciato tutti un commento sulla votazione per capire se <text:s/>effettivamente </text:span><text:span text:style-name="T10">avevamo lo stesso parere</text:span><text:span text:style-name="T8">.</text:span></text:p>
        </text:list-item>
        <text:list-item>
          <text:p text:style-name="P23"><text:span text:style-name="T14">V</text:span>alori distinti<text:span text:style-name="T8">: dalla votazione abbiamo notato che alcuni membri del gruppo ritengano facile l’implementazione della user stor</text:span><text:span text:style-name="T10">y,</text:span><text:span text:style-name="T8"> mentre altri no. Stesso discorso per quanto riguarda l’impatto (casi diversi). </text:span><text:span text:style-name="T10">Perciò</text:span><text:span text:style-name="T8"> dopo la votazione abbiamo preso i casi più estremi e abbiamo chiesto </text:span><text:span text:style-name="T10">ai rispettivi votanti </text:span><text:span text:style-name="T8">di </text:span><text:span text:style-name="T10">condividere le proprie </text:span><text:span text:style-name="T8">motiva</text:span><text:span text:style-name="T10">z</text:span><text:span text:style-name="T8">ioni.</text:span></text:p>
        </text:list-item>
      </text:list>
      <text:p text:style-name="P24"><text:span text:style-name="T14">Al termine del processo complessivo</text:span> abbiamo <text:span text:style-name="T14">redat</text:span>to il documento dei rischi e delle priorità, con l’impatto e la difficoltà generale <text:span text:style-name="T14">emerse </text:span>d<text:span text:style-name="T14">al</text:span>l<text:span text:style-name="T14">e votazioni del</text:span> gruppo, <text:span text:style-name="T15">arrivando alla seguente conclusione</text:span>: il <text:span text:style-name="T15">gruppo </text:span>ha individuato criticità nella fase progettuale da riferire nella gestione del back-end, <text:span text:style-name="T15">il quale</text:span> sarà uno dei focus principali.</text:p>
      <text:p text:style-name="P24">La partita di scru<text:span text:style-name="T15">m</text:span>ble è sembrata molto utile per l’intero gruppo.</text:p>
      <text:p text:style-name="P24">Grazie ad essa abbiamo capito i punti di forza e le difficoltà di ognuno di noi e, sopratutto, di chi lavora con noi.</text:p>
      <text:p text:style-name="P24">Così facendo risulterà molto più facile definire i ruoli per il progetto e capire chi lavorerà su cosa.</text:p>
      <text:p text:style-name="P24">Inoltre ci è sembrato utile nel capire il pensiero di ogni componente del gruppo (le idee sulle user stories e i commenti su di esse non sarebbero mai uscite nel brainstorming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4:21:31.706230147</meta:creation-date>
    <dc:date>2022-04-15T18:07:18.470813196</dc:date>
    <meta:editing-duration>PT12M26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4" meta:paragraph-count="74" meta:word-count="924" meta:character-count="5661" meta:non-whitespace-character-count="4811"/>
  </office:meta>
</office:document-meta>
</file>